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Pictures/2000000C0000177300000FA3B637ABD8.svm" manifest:media-type=""/>
  <manifest:file-entry manifest:full-path="Pictures/10000200000000DC0000006E3F8C74C7.png" manifest:media-type=""/>
  <manifest:file-entry manifest:full-path="Pictures/10000201000001900000025877FC1E8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f1df6f" draw:fill="solid" draw:fill-color="#f1df6f" draw:textarea-vertical-align="middle" draw:shadow="hidden"/>
    </style:style>
    <style:style style:name="gr2" style:family="graphic" style:parent-style-name="standard">
      <style:graphic-properties svg:stroke-color="#f1df6f" draw:fill="solid" draw:fill-color="#f1df6f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color="#f1df6f" draw:fill="solid" draw:fill-color="#f1df6f" draw:textarea-horizontal-align="justify" draw:textarea-vertical-align="middle" draw:auto-grow-height="false"/>
    </style:style>
    <style:style style:name="gr4" style:family="graphic" style:parent-style-name="standard">
      <style:graphic-properties svg:stroke-color="#99ccff"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99ccff" draw:fill="solid" draw:fill-color="#99ccff" draw:textarea-horizontal-align="justify" draw:textarea-vertical-align="middle" draw:auto-grow-height="false" draw:shadow="hidden"/>
    </style:style>
    <style:style style:name="gr6" style:family="graphic" style:parent-style-name="objectwithoutfill">
      <style:graphic-properties draw:stroke="solid" svg:stroke-color="#f1df6f" draw:fill="solid" draw:fill-color="#f1df6f" draw:textarea-vertical-align="middle" draw:shadow="hidden"/>
    </style:style>
    <style:style style:name="gr7" style:family="graphic" style:parent-style-name="standard">
      <style:graphic-properties svg:stroke-color="#9999ff" draw:fill="solid" draw:fill-color="#9999ff" draw:textarea-horizontal-align="justify" draw:textarea-vertical-align="middle" draw:auto-grow-height="false"/>
    </style:style>
    <style:style style:name="gr8" style:family="graphic" style:parent-style-name="standard">
      <style:graphic-properties svg:stroke-color="#ffff99" draw:fill="solid" draw:fill-color="#000000" draw:fill-image-width="0cm" draw:fill-image-height="0cm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ffff99" draw:fill="solid" draw:fill-color="#000000" draw:opacity="50%" draw:fill-image-width="0cm" draw:fill-image-height="0cm" draw:textarea-horizontal-align="justify" draw:textarea-vertical-align="middle" draw:auto-grow-height="false" fo:min-height="0cm" fo:min-width="0cm" draw:shadow-opacity="50%"/>
    </style:style>
    <style:style style:name="gr10" style:family="graphic" style:parent-style-name="standard">
      <style:graphic-properties svg:stroke-color="#ff950e" draw:fill="solid" draw:fill-color="#ff950e" draw:textarea-horizontal-align="justify" draw:textarea-vertical-align="middle" draw:auto-grow-height="false"/>
    </style:style>
    <style:style style:name="gr11" style:family="graphic" style:parent-style-name="standard">
      <style:graphic-properties svg:stroke-color="#99ccff" draw:fill="solid" draw:fill-color="#b7996d" draw:textarea-horizontal-align="justify" draw:textarea-vertical-align="middle" draw:auto-grow-height="false"/>
    </style:style>
    <style:style style:name="gr12" style:family="graphic" style:parent-style-name="standard">
      <style:graphic-properties svg:stroke-color="#ffffcc" draw:fill="solid" draw:fill-color="#ffffcc" draw:textarea-horizontal-align="justify" draw:textarea-vertical-align="middle" draw:auto-grow-height="false"/>
    </style:style>
    <style:style style:name="gr13" style:family="graphic" style:parent-style-name="standard">
      <style:graphic-properties svg:stroke-color="#9900ff" draw:fill="solid" draw:fill-color="#0084d1" draw:textarea-horizontal-align="justify" draw:textarea-vertical-align="middle" draw:auto-grow-height="false"/>
    </style:style>
    <style:style style:name="gr14" style:family="graphic" style:parent-style-name="standard">
      <style:graphic-properties svg:stroke-color="#99ccff" draw:fill="solid" draw:fill-color="#66ff00" draw:textarea-horizontal-align="justify" draw:textarea-vertical-align="middle" draw:auto-grow-height="false"/>
    </style:style>
    <style:style style:name="gr15" style:family="graphic" style:parent-style-name="standard">
      <style:graphic-properties svg:stroke-color="#99ccff" draw:fill="solid" draw:fill-color="#ff420e" draw:textarea-horizontal-align="justify" draw:textarea-vertical-align="middle" draw:auto-grow-height="false"/>
    </style:style>
    <style:style style:name="gr16" style:family="graphic" style:parent-style-name="standard">
      <style:graphic-properties svg:stroke-color="#99ccff" draw:fill="solid" draw:fill-color="#000066" draw:textarea-horizontal-align="justify" draw:textarea-vertical-align="middle" draw:auto-grow-height="false"/>
    </style:style>
    <style:style style:name="gr17" style:family="graphic" style:parent-style-name="standard">
      <style:graphic-properties svg:stroke-color="#99ccff" draw:fill="solid" draw:fill-color="#579d1c" draw:textarea-horizontal-align="justify" draw:textarea-vertical-align="middle" draw:auto-grow-height="false"/>
    </style:style>
    <style:style style:name="gr18" style:family="graphic" style:parent-style-name="standard">
      <style:graphic-properties svg:stroke-color="#99ccff" draw:fill="solid" draw:fill-color="#7e0021" draw:textarea-horizontal-align="justify" draw:textarea-vertical-align="middle" draw:auto-grow-height="false"/>
    </style:style>
    <style:style style:name="gr19" style:family="graphic" style:parent-style-name="standard">
      <style:graphic-properties svg:stroke-color="#99ccff" draw:fill="solid" draw:fill-color="#83caff" draw:textarea-horizontal-align="justify" draw:textarea-vertical-align="middle" draw:auto-grow-height="false"/>
    </style:style>
    <style:style style:name="gr20" style:family="graphic" style:parent-style-name="standard">
      <style:graphic-properties svg:stroke-color="#99ccff" draw:fill="solid" draw:fill-color="#314004" draw:textarea-horizontal-align="justify" draw:textarea-vertical-align="middle" draw:auto-grow-height="false"/>
    </style:style>
    <style:style style:name="gr21" style:family="graphic" style:parent-style-name="standard">
      <style:graphic-properties svg:stroke-color="#99ccff" draw:fill="solid" draw:fill-color="#aecf00" draw:textarea-horizontal-align="justify" draw:textarea-vertical-align="middle" draw:auto-grow-height="false"/>
    </style:style>
    <style:style style:name="gr22" style:family="graphic" style:parent-style-name="standard">
      <style:graphic-properties svg:stroke-color="#99ccff" draw:fill="solid" draw:fill-color="#4b1f6f" draw:textarea-horizontal-align="justify" draw:textarea-vertical-align="middle" draw:auto-grow-height="false"/>
    </style:style>
    <style:style style:name="gr23" style:family="graphic" style:parent-style-name="standard">
      <style:graphic-properties svg:stroke-color="#99ccff" draw:fill="solid" draw:fill-color="#ff950e" draw:textarea-horizontal-align="justify" draw:textarea-vertical-align="middle" draw:auto-grow-height="false"/>
    </style:style>
    <style:style style:name="gr24" style:family="graphic" style:parent-style-name="standard">
      <style:graphic-properties svg:stroke-color="#99ccff" draw:fill="solid" draw:fill-color="#c5000b" draw:textarea-horizontal-align="justify" draw:textarea-vertical-align="middle" draw:auto-grow-height="false"/>
    </style:style>
    <style:style style:name="gr25" style:family="graphic" style:parent-style-name="standard">
      <style:graphic-properties svg:stroke-color="#99ccff" draw:fill="solid" draw:fill-color="#0084d1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fill="gradient" draw:fill-color="#000000" draw:fill-gradient-name="Красно-Зелёный" draw:fill-hatch-solid="false" draw:textarea-horizontal-align="justify" draw:textarea-vertical-align="middle" draw:auto-grow-height="false"/>
    </style:style>
    <style:style style:name="gr27" style:family="graphic" style:parent-style-name="standard">
      <style:graphic-properties svg:stroke-color="#99ccff" draw:fill="solid" draw:fill-color="#e6e6ff" draw:textarea-horizontal-align="justify" draw:textarea-vertical-align="middle" draw:auto-grow-height="false"/>
    </style:style>
    <style:style style:name="gr28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svg:stroke-color="#83caff" draw:fill="solid" draw:fill-color="#83caff" draw:textarea-horizontal-align="justify" draw:textarea-vertical-align="middle" draw:auto-grow-height="false"/>
    </style:style>
    <style:style style:name="gr30" style:family="graphic" style:parent-style-name="standard">
      <style:graphic-properties svg:stroke-color="#ccffff" draw:fill="solid" draw:fill-color="#ccffff" draw:textarea-horizontal-align="justify" draw:textarea-vertical-align="middle" draw:auto-grow-height="false"/>
    </style:style>
    <style:style style:name="gr31" style:family="graphic" style:parent-style-name="standard">
      <style:graphic-properties svg:stroke-color="#000000" draw:fill="solid" draw:fill-color="#000000" draw:textarea-horizontal-align="justify" draw:textarea-vertical-align="middle" draw:auto-grow-height="false" draw:shadow="hidden"/>
    </style:style>
    <style:style style:name="gr3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3" style:family="graphic" style:parent-style-name="standard">
      <style:graphic-properties svg:stroke-color="#ffffcc" draw:fill="solid" draw:fill-color="#ffffcc" draw:textarea-horizontal-align="justify" draw:textarea-vertical-align="middle" draw:auto-grow-height="false" draw:shadow="hidden"/>
    </style:style>
    <style:style style:name="gr34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5" style:family="graphic" style:parent-style-name="standard">
      <style:graphic-properties svg:stroke-color="#99ccff" draw:fill="solid" draw:fill-color="#99ccff" draw:textarea-horizontal-align="justify" draw:textarea-vertical-align="middle" draw:auto-grow-height="false" draw:shadow="hidden"/>
    </style:style>
    <style:style style:name="gr36" style:family="graphic" style:parent-style-name="standard">
      <style:graphic-properties svg:stroke-color="#99ccff" draw:fill="solid" draw:fill-color="#99ccff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svg:stroke-color="#99ccff" draw:fill="solid" draw:fill-color="#99ccff" draw:textarea-horizontal-align="justify" draw:textarea-vertical-align="middle" draw:auto-grow-height="false" fo:min-height="0cm" fo:min-width="0cm" draw:shadow="hidden"/>
    </style:style>
    <style:style style:name="gr38" style:family="graphic" style:parent-style-name="standard">
      <style:graphic-properties svg:stroke-color="#ff6600" draw:fill="solid" draw:fill-color="#ff950e" draw:textarea-horizontal-align="justify" draw:textarea-vertical-align="middle" draw:auto-grow-height="false"/>
    </style:style>
    <style:style style:name="gr39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Информация о ПК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7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3cm" svg:viewBox="0 0 7000 3000" draw:points="7000,3000 0,3000 0,0 7000,0">
            <text:p/>
          </draw:polygon>
          <draw:path draw:style-name="gr5" draw:text-style-name="P1" draw:layer="layout" svg:width="1.999cm" svg:height="2.999cm" svg:x="29cm" svg:y="13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6.9cm" svg:viewBox="0 0 7000 3000" draw:points="7000,3000 0,3000 0,0 7000,0">
            <text:p/>
          </draw:polygon>
          <draw:path draw:style-name="gr5" draw:text-style-name="P1" draw:layer="layout" svg:width="1.999cm" svg:height="2.999cm" svg:x="29cm" svg:y="16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1cm" svg:viewBox="0 0 7000 3000" draw:points="7000,3000 0,3000 0,0 7000,0">
            <text:p/>
          </draw:polygon>
          <draw:path draw:style-name="gr5" draw:text-style-name="P1" draw:layer="layout" svg:width="1.999cm" svg:height="2.999cm" svg:x="29cm" svg:y="21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4.9cm" svg:viewBox="0 0 7000 3000" draw:points="7000,3000 0,3000 0,0 7000,0">
            <text:p/>
          </draw:polygon>
          <draw:path draw:style-name="gr5" draw:text-style-name="P1" draw:layer="layout" svg:width="1.999cm" svg:height="2.999cm" svg:x="29cm" svg:y="24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9cm" svg:viewBox="0 0 7000 3000" draw:points="7000,3000 0,3000 0,0 7000,0">
            <text:p/>
          </draw:polygon>
          <draw:path draw:style-name="gr5" draw:text-style-name="P1" draw:layer="layout" svg:width="1.999cm" svg:height="2.999cm" svg:x="29cm" svg:y="2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2.9cm" svg:viewBox="0 0 7000 3000" draw:points="7000,3000 0,3000 0,0 7000,0">
            <text:p/>
          </draw:polygon>
          <draw:path draw:style-name="gr5" draw:text-style-name="P1" draw:layer="layout" svg:width="1.999cm" svg:height="2.999cm" svg:x="29cm" svg:y="32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7cm" svg:viewBox="0 0 7000 3000" draw:points="7000,3000 0,3000 0,0 7000,0">
            <text:p/>
          </draw:polygon>
          <draw:path draw:style-name="gr5" draw:text-style-name="P1" draw:layer="layout" svg:width="1.999cm" svg:height="2.999cm" svg:x="29cm" svg:y="37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0.9cm" svg:viewBox="0 0 7000 3000" draw:points="7000,3000 0,3000 0,0 7000,0">
            <text:p/>
          </draw:polygon>
          <draw:path draw:style-name="gr5" draw:text-style-name="P1" draw:layer="layout" svg:width="1.999cm" svg:height="2.999cm" svg:x="29cm" svg:y="40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5cm" svg:viewBox="0 0 7000 3000" draw:points="7000,3000 0,3000 0,0 7000,0">
            <text:p/>
          </draw:polygon>
          <draw:path draw:style-name="gr5" draw:text-style-name="P1" draw:layer="layout" svg:width="1.999cm" svg:height="2.999cm" svg:x="29cm" svg:y="45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8.9cm" svg:viewBox="0 0 7000 3000" draw:points="7000,3000 0,3000 0,0 7000,0">
            <text:p/>
          </draw:polygon>
          <draw:path draw:style-name="gr5" draw:text-style-name="P1" draw:layer="layout" svg:width="1.999cm" svg:height="2.999cm" svg:x="29cm" svg:y="48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3cm" svg:viewBox="0 0 7000 3000" draw:points="7000,3000 0,3000 0,0 7000,0">
            <text:p/>
          </draw:polygon>
          <draw:path draw:style-name="gr5" draw:text-style-name="P1" draw:layer="layout" svg:width="1.999cm" svg:height="2.999cm" svg:x="29cm" svg:y="53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6.9cm" svg:viewBox="0 0 7000 3000" draw:points="7000,3000 0,3000 0,0 7000,0">
            <text:p/>
          </draw:polygon>
          <draw:path draw:style-name="gr5" draw:text-style-name="P1" draw:layer="layout" svg:width="1.999cm" svg:height="2.999cm" svg:x="29cm" svg:y="56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92cm" svg:y="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54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9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7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</draw:page>
      <draw:page draw:name="Свёрнутый режим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3" draw:text-style-name="P1" draw:layer="layout" svg:width="19.999cm" svg:height="4.999cm" svg:x="0cm" svg:y="9cm" svg:viewBox="0 0 20000 5000" svg:d="m0 0h20000v4000c0 567-433 1000-1000 1000h-18000c-567 0-1000-433-1000-1000z">
          <text:p/>
        </draw:path>
      </draw:page>
      <draw:page draw:name="ЦП/ОЗУ 1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rotate (-0.785398163397448) translate (133.061cm 56.90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13" draw:text-style-name="P1" draw:layer="layout" svg:width="22cm" svg:height="5cm" svg:x="105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1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1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1cm" svg:height="3cm" svg:x="67cm" svg:y="5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1cm" svg:height="3cm" svg:x="67cm" svg:y="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1cm" svg:height="3cm" svg:x="67cm" svg:y="6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1cm" svg:height="3cm" svg:x="80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1cm" svg:height="3cm" svg:x="80cm" svg:y="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1cm" svg:height="3cm" svg:x="80cm" svg:y="6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1cm" svg:height="3cm" svg:x="93cm" svg:y="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1cm" svg:height="3cm" svg:x="93cm" svg:y="6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1cm" svg:height="3cm" svg:x="93cm" svg:y="67cm">
          <text:p/>
          <draw:enhanced-geometry svg:viewBox="0 0 21600 21600" draw:type="rectangle" draw:enhanced-path="M 0 0 L 21600 0 21600 21600 0 21600 0 0 Z N"/>
        </draw:custom-shape>
      </draw:page>
      <draw:page draw:name="ЦП/ОЗУ 2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1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1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1cm" svg:height="3cm" svg:x="67cm" svg:y="5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1cm" svg:height="3cm" svg:x="67cm" svg:y="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1cm" svg:height="3cm" svg:x="67cm" svg:y="6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1cm" svg:height="3cm" svg:x="80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1cm" svg:height="3cm" svg:x="80cm" svg:y="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1cm" svg:height="3cm" svg:x="80cm" svg:y="6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1cm" svg:height="3cm" svg:x="93cm" svg:y="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1cm" svg:height="3cm" svg:x="93cm" svg:y="6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1cm" svg:height="3cm" svg:x="93cm" svg:y="6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.5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57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59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58.013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2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66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7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66.513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1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74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6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75.013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9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83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4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83.513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8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91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3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92.013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6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100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101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100.513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11cm" svg:x="105cm" svg:y="5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20cm" svg:height="3cm" svg:x="105cm" svg:y="60cm">
          <text:p/>
          <draw:enhanced-geometry svg:viewBox="0 0 21600 21600" draw:type="rectangle" draw:enhanced-path="M 0 0 L 21600 0 21600 21600 0 21600 0 0 Z N"/>
        </draw:custom-shape>
        <draw:frame draw:style-name="gr28" draw:text-style-name="P1" draw:layer="layout" svg:width="22cm" svg:height="11cm" svg:x="105cm" svg:y="59cm">
          <draw:image xlink:href="Pictures/10000200000000DC0000006E3F8C74C7.png" xlink:type="simple" xlink:show="embed" xlink:actuate="onLoad">
            <text:p/>
          </draw:image>
        </draw:frame>
      </draw:page>
      <draw:page draw:name="Проводник" draw:style-name="dp1" draw:master-page-name="Обычный">
        <draw:custom-shape draw:style-name="gr3" draw:text-style-name="P1" draw:layer="layout" svg:width="4.5cm" svg:height="9cm" svg:x="118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5cm" svg:height="9cm" svg:x="123.5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2cm" svg:height="31cm" svg:x="54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58cm" svg:height="3cm" svg:x="54cm" svg:y="28.5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29" draw:text-style-name="P1" draw:layer="layout" svg:width="4cm" svg:height="4cm" svg:x="55cm" svg:y="3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55cm" svg:height="4cm" svg:x="60cm" svg:y="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cm" svg:height="3cm" svg:x="112.5cm" svg:y="28.5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118cm" svg:y="61cm" svg:viewBox="0 0 10000 10000" svg:d="m0 0h10000v9000c0 567-433 1000-1000 1000h-8000c-567 0-1000-433-1000-1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3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4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5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5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2cm" svg:height="5cm" svg:x="54cm" svg:y="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0cm" svg:height="3cm" svg:x="118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118cm" svg:y="47cm">
          <text:p/>
          <draw:enhanced-geometry svg:viewBox="0 0 21600 21600" draw:type="rectangle" draw:enhanced-path="M 0 0 L 21600 0 21600 21600 0 21600 0 0 Z N"/>
        </draw:custom-shape>
        <draw:path draw:style-name="gr31" draw:text-style-name="P1" draw:layer="layout" svg:width="3.5cm" svg:height="1.75cm" svg:x="118.5cm" svg:y="36.625cm" svg:viewBox="0 0 3501 1751" svg:d="m3501 1751h-3501l1751-1751zm0 0zm-3501 0z">
          <text:p/>
        </draw:path>
        <draw:g>
          <draw:custom-shape draw:style-name="gr32" draw:text-style-name="P1" draw:layer="layout" svg:width="3.5cm" svg:height="0.583cm" svg:x="124cm" svg:y="38.333cm">
            <text:p/>
            <draw:enhanced-geometry svg:viewBox="0 0 21600 21600" draw:type="rectangle" draw:enhanced-path="M 0 0 L 21600 0 21600 21600 0 21600 0 0 Z N"/>
          </draw:custom-shape>
          <draw:path draw:style-name="gr31" draw:text-style-name="P1" draw:layer="layout" svg:width="3.5cm" svg:height="1.75cm" svg:x="124cm" svg:y="36.084cm" svg:viewBox="0 0 3501 1751" svg:d="m3501 1751h-3501l1751-1751zm0 0zm-3501 0z">
            <text:p/>
          </draw:path>
        </draw:g>
        <draw:custom-shape draw:style-name="gr3" draw:text-style-name="P1" draw:layer="layout" svg:width="4.5cm" svg:height="9cm" svg:x="118cm" svg:y="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5cm" svg:height="9cm" svg:x="123.5cm" svg:y="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33" draw:text-style-name="P1" draw:layer="layout" svg:width="0.999cm" svg:height="1.999cm" svg:x="113.3cm" svg:y="29cm" svg:viewBox="0 0 1000 2000" draw:points="1000,0 1000,2000 0,1000">
          <text:p/>
        </draw:polygon>
      </draw:page>
      <draw:page draw:name="page6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29cm" svg:x="42cm" svg:y="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118cm" svg:y="61cm" svg:viewBox="0 0 10000 10000" svg:d="m0 0h10000v9000c0 567-433 1000-1000 1000h-8000c-567 0-1000-433-1000-1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29cm" svg:x="118cm" svg:y="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0cm" svg:height="20cm" svg:x="96cm" svg:y="5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0cm" svg:height="20cm" svg:x="75cm" svg:y="5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0cm" svg:height="20cm" svg:x="54cm" svg:y="5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31cm" svg:height="2.5cm" svg:x="85cm" svg:y="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0cm" svg:height="16cm" svg:x="54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9cm" svg:height="10cm" svg:x="75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9cm" svg:height="10cm" svg:x="75cm" svg:y="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1" draw:text-style-name="P1" draw:layer="layout" svg:width="30.999cm" svg:height="9.999cm" svg:x="85cm" svg:y="28cm" svg:viewBox="0 0 31000 10000" draw:points="0,10000 0,5000 0,0 31000,0 31000,5000 31000,10000">
          <text:p/>
        </draw:polygon>
        <draw:custom-shape draw:style-name="gr11" draw:text-style-name="P1" draw:layer="layout" svg:width="31cm" svg:height="2.5cm" svg:x="85cm" svg:y="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31cm" svg:height="2.5cm" svg:x="85cm" svg:y="4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31cm" svg:height="2.5cm" svg:x="85cm" svg:y="4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5cm" svg:height="5cm" svg:x="69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29cm" svg:x="42cm" svg:y="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0cm" svg:height="31cm" svg:x="54cm" svg:y="34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118cm" svg:y="61cm" svg:viewBox="0 0 10000 10000" svg:d="m0 0h10000v9000c0 567-433 1000-1000 1000h-8000c-567 0-1000-433-1000-1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29cm" svg:x="118cm" svg:y="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" draw:layer="layout" svg:width="6cm" svg:height="4cm" svg:x="54cm" svg:y="66cm">
          <draw:image xlink:href="Pictures/2000000C0000177300000FA3B637ABD8.svm" xlink:type="simple" xlink:show="embed" xlink:actuate="onLoad">
            <text:p/>
          </draw:image>
        </draw:frame>
        <draw:frame draw:style-name="gr34" draw:text-style-name="P1" draw:layer="layout" svg:width="6cm" svg:height="4cm" svg:x="110cm" svg:y="66cm">
          <draw:image xlink:href="Pictures/2000000C0000177300000FA3B637ABD8.svm" xlink:type="simple" xlink:show="embed" xlink:actuate="onLoad">
            <text:p/>
          </draw:image>
        </draw:frame>
        <draw:custom-shape draw:style-name="gr11" draw:text-style-name="P1" draw:layer="layout" svg:width="20cm" svg:height="5cm" svg:x="54cm" svg:y="28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0cm" svg:height="31cm" svg:x="75cm" svg:y="34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0cm" svg:height="5cm" svg:x="75cm" svg:y="28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0cm" svg:height="31cm" svg:x="96cm" svg:y="34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0cm" svg:height="5cm" svg:x="96cm" svg:y="28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48cm" svg:height="4cm" svg:x="61cm" svg:y="66.067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Питание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.5cm" svg:x="42cm" svg:y="5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g>
          <draw:path draw:style-name="gr35" draw:text-style-name="P1" draw:layer="layout" svg:width="11.999cm" svg:height="0.799cm" svg:x="55cm" svg:y="28cm" svg:viewBox="0 0 12000 800" svg:d="m443 0h11113c222 0 444 200 444 400v0c0 199-222 400-444 400h-11113c-222 0-443-201-443-400v0c0-200 221-400 443-400z">
            <text:p/>
          </draw:path>
          <draw:custom-shape draw:style-name="gr4" draw:text-style-name="P1" draw:layer="layout" svg:width="0.4cm" svg:height="2.6cm" svg:x="57cm" svg:y="46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3cm" svg:height="3cm" svg:x="59.5cm" svg:y="4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5" draw:text-style-name="P1" draw:layer="layout" svg:width="9.999cm" svg:height="2.999cm" svg:x="56cm" svg:y="42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8.5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5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1.5cm" svg:viewBox="0 0 10000 3000" svg:d="m6000 3000h-2000v-3000h2000zm500-3000h2000c850 0 1500 650 1500 1500s-650 1500-1500 1500h-2000zm-3000 3000h-2000c-850 0-1500-650-1500-1500s650-1500 1500-1500h2000z">
            <text:p/>
          </draw:path>
          <draw:custom-shape draw:style-name="gr36" draw:text-style-name="P1" draw:layer="layout" svg:width="4cm" svg:height="0.8cm" svg:x="59cm" svg:y="2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7" draw:text-style-name="P1" draw:layer="layout" svg:width="11.999cm" svg:height="4.999cm" svg:x="55cm" svg:y="45.5cm" svg:viewBox="0 0 12000 5000" svg:d="m4655 4000c351 312 818 498 1344 498s993-186 1343-498h4658v166c0 417-417 834-834 834h-10333c-417 0-833-417-833-834v-166zm2690-3000c-351-314-820-500-1346-500s-996 186-1347 500h-4652v-167c0-417 416-833 833-833h10333c417 0 834 416 834 833v167z">
            <text:p/>
          </draw:path>
          <draw:custom-shape draw:style-name="gr4" draw:text-style-name="P1" draw:layer="layout" svg:width="1cm" svg:height="2.6cm" svg:x="55.5cm" svg:y="46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cm" svg:height="2.6cm" svg:x="56.6cm" svg:y="46.7cm">
            <text:p/>
            <draw:enhanced-geometry svg:viewBox="0 0 21600 21600" draw:type="rectangle" draw:enhanced-path="M 0 0 L 21600 0 21600 21600 0 21600 0 0 Z N"/>
          </draw:custom-shape>
          <draw:path draw:style-name="gr4" draw:text-style-name="P1" draw:layer="layout" svg:width="1.96cm" svg:height="2.599cm" svg:x="57.5cm" svg:y="46.7cm" svg:viewBox="0 0 1961 2600" svg:d="m1500 1299c0 504 171 955 461 1301h-1961v-2600h1959c-289 345-459 796-459 1299z">
            <text:p/>
          </draw:path>
          <draw:custom-shape draw:style-name="gr4" draw:text-style-name="P1" draw:layer="layout" svg:width="1cm" svg:height="2.6cm" svg:x="65.5cm" svg:y="46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1" draw:layer="layout" svg:width="0.3cm" svg:height="2.6cm" svg:x="65.1cm" svg:y="46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1" draw:layer="layout" svg:width="0.4cm" svg:height="2.6cm" svg:x="64.6cm" svg:y="46.7cm">
            <text:p/>
            <draw:enhanced-geometry svg:viewBox="0 0 21600 21600" draw:mirror-horizontal="true" draw:type="rectangle" draw:enhanced-path="M 0 0 L 21600 0 21600 21600 0 21600 0 0 Z N"/>
          </draw:custom-shape>
          <draw:path draw:style-name="gr4" draw:text-style-name="P1" draw:layer="layout" svg:width="1.96cm" svg:height="2.599cm" svg:x="62.539cm" svg:y="46.7cm" svg:viewBox="0 0 1961 2600" svg:d="m461 1299c0 504-171 955-461 1301h1961v-2600h-1960c289 345 460 796 460 1299z">
            <text:p/>
          </draw:path>
          <draw:polygon draw:style-name="gr35" draw:text-style-name="P1" draw:layer="layout" svg:width="9.532cm" svg:height="0.399cm" svg:x="56.233cm" svg:y="30.6cm" svg:viewBox="0 0 9533 400" draw:points="9533,0 9267,400 267,400 0,0">
            <text:p/>
          </draw:polygon>
          <draw:polygon draw:style-name="gr35" draw:text-style-name="P1" draw:layer="layout" svg:width="11.666cm" svg:height="0.799cm" svg:x="55.167cm" svg:y="29cm" svg:viewBox="0 0 11667 800" draw:points="533,800 0,0 11667,0 11134,800">
            <text:p/>
          </draw:polygon>
          <draw:polygon draw:style-name="gr35" draw:text-style-name="P1" draw:layer="layout" svg:width="10.332cm" svg:height="0.399cm" svg:x="55.833cm" svg:y="30cm" svg:viewBox="0 0 10333 400" draw:points="266,400 0,0 10333,0 10067,400">
            <text:p/>
          </draw:polygon>
          <draw:path draw:style-name="gr5" draw:text-style-name="P1" draw:layer="layout" svg:width="9.999cm" svg:height="2.999cm" svg:x="56cm" svg:y="51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54.5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58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61.5cm" svg:viewBox="0 0 10000 3000" svg:d="m6000 0h-2000v3000h2000zm500 3000h2000c850 0 1500-650 1500-1500s-650-1500-1500-1500h-2000zm-3000-3000h-2000c-850 0-1500 650-1500 1500s650 1500 1500 1500h2000z">
            <text:p/>
          </draw:path>
          <draw:custom-shape draw:style-name="gr36" draw:text-style-name="P1" draw:layer="layout" svg:width="4cm" svg:height="0.8cm" svg:x="59cm" svg:y="68.2cm">
            <text:p/>
  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5" draw:text-style-name="P1" draw:layer="layout" svg:width="11.999cm" svg:height="0.799cm" svg:x="55cm" svg:y="67.2cm" svg:viewBox="0 0 12000 800" svg:d="m443 800h11113c222 0 444-200 444-400v0c0-199-222-400-444-400h-11113c-222 0-443 201-443 400v0c0 200 221 400 443 400z">
            <text:p/>
          </draw:path>
          <draw:polygon draw:style-name="gr35" draw:text-style-name="P1" draw:layer="layout" svg:width="9.532cm" svg:height="0.399cm" svg:x="56.233cm" svg:y="65cm" svg:viewBox="0 0 9533 400" draw:points="9533,400 9267,0 267,0 0,400">
            <text:p/>
          </draw:polygon>
          <draw:polygon draw:style-name="gr35" draw:text-style-name="P1" draw:layer="layout" svg:width="11.666cm" svg:height="0.799cm" svg:x="55.167cm" svg:y="66.2cm" svg:viewBox="0 0 11667 800" draw:points="533,0 0,800 11667,800 11134,0">
            <text:p/>
          </draw:polygon>
          <draw:polygon draw:style-name="gr35" draw:text-style-name="P1" draw:layer="layout" svg:width="10.332cm" svg:height="0.399cm" svg:x="55.833cm" svg:y="65.6cm" svg:viewBox="0 0 10333 400" draw:points="266,0 0,400 10333,400 10067,0">
            <text:p/>
          </draw:polygon>
        </draw:g>
        <draw:path draw:style-name="gr6" draw:text-style-name="P1" draw:layer="layout" svg:width="12.999cm" svg:height="5.999cm" svg:x="115cm" svg:y="43.5cm" svg:viewBox="0 0 13000 6000" svg:d="m7000 6000c-4667 0-2333 0-7000 0 0-1000 0-2000 0-3000 1700 0 3000-1300 3000-3000 500 0 6667 0 10000 0 0 3400-2600 6000-6000 6000z">
          <text:p/>
        </draw:path>
        <draw:custom-shape draw:style-name="gr3" draw:text-style-name="P1" draw:layer="layout" svg:width="10cm" svg:height="14.5cm" svg:x="118cm" svg:y="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1" draw:layer="layout" svg:width="12.999cm" svg:height="5.999cm" svg:x="42cm" svg:y="46.5cm" svg:viewBox="0 0 13000 6000" svg:d="m6000 0c4667 0 2333 0 7000 0 0 1000 0 2000 0 3000-1700 0-3000 1300-3000 3000-500 0-6667 0-10000 0 0-3400 2600-6000 6000-6000z">
          <text:p/>
        </draw:path>
        <draw:custom-shape draw:style-name="gr3" draw:text-style-name="P1" draw:layer="layout" svg:width="15cm" svg:height="3cm" svg:x="67cm" svg:y="46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9cm" svg:height="18.5cm" svg:x="68cm" svg:y="27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42cm" svg:y="35.5cm" svg:viewBox="0 0 10000 10000" svg:d="m0 0h10000v9000c0 567-433 1000-1000 1000h-8000c-567 0-1000-433-1000-1000z">
          <text:p/>
        </draw:path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42cm" svg:y="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83cm" svg:y="4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99cm" svg:y="46.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3cm" svg:height="3cm" svg:x="69cm" svg:y="2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3cm" svg:height="3cm" svg:x="93cm" svg:y="28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2.999cm" svg:height="5.999cm" svg:x="69cm" svg:y="79cm" svg:viewBox="0 0 3000 6000" svg:d="m2367 1000h-1734c-66 0-133 82-133 164 3 1389 0 2755 0 4173 0 81 67 163 133 163h1734c66 0 133-82 133-163v-4173c0-82-67-164-133-164zm-1867-800c0-100 100-200 200-200 543 0 1000 0 1600 0 100 0 200 100 200 200 0 120 2 179 0 300h300c100 0 200 100 200 200v5100c0 100-100 200-200 200h-2600c-100 0-200-100-200-200 0-1732 4-3402 0-5100 0-100 100-200 200-200h300c-6-122 0-178 0-300z">
          <text:p/>
        </draw:path>
        <draw:path draw:style-name="gr35" draw:text-style-name="P1" draw:layer="layout" svg:width="2.999cm" svg:height="5.999cm" svg:x="72cm" svg:y="79cm" svg:viewBox="0 0 3000 6000" svg:d="m0 1500c0 673 408 1221 1000 1420v3080h1000v-3080c592-199 1000-747 1000-1420h-500c0 0 0-1001 0-1300 0-100-100-200-200-200s0 0-100 0-200 100-200 200c0 400 0 1300 0 1300z">
          <text:p/>
        </draw:path>
        <draw:custom-shape draw:style-name="gr4" draw:text-style-name="P1" draw:layer="layout" svg:width="1.8cm" svg:height="4.3cm" svg:x="69.6cm" svg:y="80.1cm">
          <text:p/>
          <draw:enhanced-geometry svg:viewBox="0 0 21600 21600" draw:type="rectangle" draw:enhanced-path="M 0 0 L 21600 0 21600 21600 0 21600 0 0 Z N"/>
        </draw:custom-shape>
        <draw:polygon draw:style-name="gr4" draw:text-style-name="P1" draw:layer="layout" svg:width="2.999cm" svg:height="5.999cm" svg:x="72cm" svg:y="85cm" svg:viewBox="0 0 3000 6000" draw:points="3000,3000 0,6000 1500,3200 0,3000 3000,0 1500,2800">
          <text:p/>
        </draw:polygon>
        <draw:path draw:style-name="gr35" draw:text-style-name="P1" draw:layer="layout" svg:width="5.999cm" svg:height="5.999cm" svg:x="93cm" svg:y="32cm" svg:viewBox="0 0 6000 6000" svg:d="m1750 534c1 3 3 6 5 9 71 123 69 249-5 292s-184-19-255-142c-2-4-4-8-7-12-325 207-600 482-807 807 4 3 8 5 12 7 123 71 184 181 142 255s-169 76-292 5c-3-2-6-4-9-5-149 302-244 640-273 1000 136 5 239 112 239 250s-103 245-239 250c29 360 124 698 273 1000 3-1 6-3 9-5 123-71 249-69 292 5s-19 184-142 255c-4 2-8 4-12 7 207 325 482 600 807 807 2-4 5-9 7-13 71-123 181-184 255-142s76 169 5 292c-2 3-4 7-6 10 303 149 640 244 1001 273 5-136 112-239 250-239s245 103 250 239c361-29 698-124 1001-273-2-3-4-7-6-10-71-123-69-249 5-292s184 19 255 142c2 4 5 9 7 13 325-207 600-482 807-807-4-2-9-5-13-7-123-71-184-181-142-255s169-76 292-5c3 2 7 4 10 6 149-303 244-640 273-1001-136-5-239-112-239-250s103-245 239-250c-29-361-124-698-273-1001-3 2-7 4-10 6-123 71-249 69-292-5s19-184 142-255c4-2 9-5 13-7-207-325-482-600-807-807-3 4-5 8-7 12-71 123-181 184-255 142s-76-169-5-292c2-3 4-6 5-9-302-149-640-244-1000-273-5 136-112 239-250 239s-245-103-250-239c-360 29-698 124-1000 273zm1250-534c3 0 6 0 8 0 1694 4 2988 1298 2992 2992 0 2 0 5 0 8s0 6 0 8c-4 1694-1298 2988-2992 2992-2 0-5 0-8 0s-6 0-8 0c-1694-4-2988-1298-2992-2992 0-2 0-5 0-8s0-6 0-8c4-1694 1298-2988 2992-2992 2 0 5 0 8 0zm250 3000c0 142-108 250-250 250-106 0-193-60-230-150h-870v-200h870c24-59 71-106 130-130v-1970h200v1970c90 37 150 124 150 230z">
          <text:p/>
        </draw:path>
        <draw:custom-shape draw:style-name="gr39" draw:text-style-name="P1" draw:layer="layout" svg:width="16.5cm" svg:height="3cm" svg:x="74.5cm" svg:y="33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15cm" svg:height="3cm" svg:x="100cm" svg:y="33.5cm">
          <text:p/>
          <draw:enhanced-geometry svg:viewBox="0 0 21600 21600" draw:type="rectangle" draw:enhanced-path="M 0 0 L 21600 0 21600 21600 0 21600 0 0 Z N"/>
        </draw:custom-shape>
        <draw:frame draw:style-name="gr28" draw:text-style-name="P1" draw:layer="layout" svg:width="4cm" svg:height="6cm" svg:x="69cm" svg:y="32cm">
          <draw:image xlink:href="Pictures/10000201000001900000025877FC1E8C.png" xlink:type="simple" xlink:show="embed" xlink:actuate="onLoad">
            <text:p/>
          </draw:image>
        </draw:frame>
        <draw:custom-shape draw:style-name="gr4" draw:text-style-name="P1" draw:layer="layout" svg:width="3.2cm" svg:height="4.6cm" svg:x="69.4cm" svg:y="33cm">
          <text:p/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118cm" svg:y="61cm" svg:viewBox="0 0 10000 10000" svg:d="m0 0h10000v9000c0 567-433 1000-1000 1000h-8000c-567 0-1000-433-1000-1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118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118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118cm" svg:y="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4cm" svg:height="37cm" svg:x="54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0cm" svg:height="7cm" svg:x="55cm" svg:y="2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0cm" svg:height="4cm" svg:x="55cm" svg:y="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7cm" svg:height="37cm" svg:x="89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0cm" svg:height="7cm" svg:x="66cm" svg:y="2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0cm" svg:height="4cm" svg:x="66cm" svg:y="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0cm" svg:height="7cm" svg:x="77cm" svg:y="2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0cm" svg:height="4cm" svg:x="77cm" svg:y="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0cm" svg:height="7cm" svg:x="55cm" svg:y="4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0cm" svg:height="4cm" svg:x="55cm" svg:y="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0cm" svg:height="7cm" svg:x="55cm" svg:y="5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0cm" svg:height="4cm" svg:x="55cm" svg:y="6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2cm" svg:height="6cm" svg:x="103cm" svg:y="3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2cm" svg:height="6cm" svg:x="90cm" svg:y="3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2cm" svg:height="6cm" svg:x="90cm" svg:y="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2cm" svg:height="6cm" svg:x="90cm" svg:y="5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2cm" svg:height="6cm" svg:x="90cm" svg:y="5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5cm" svg:height="7cm" svg:x="90cm" svg:y="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" draw:layer="layout" svg:width="6cm" svg:height="4cm" svg:x="54cm" svg:y="66cm">
          <draw:image xlink:href="Pictures/2000000C0000177300000FA3B637ABD8.svm" xlink:type="simple" xlink:show="embed" xlink:actuate="onLoad">
            <text:p/>
          </draw:image>
        </draw:frame>
        <draw:frame draw:style-name="gr34" draw:text-style-name="P1" draw:layer="layout" svg:width="6cm" svg:height="4cm" svg:x="82cm" svg:y="66cm">
          <draw:image xlink:href="Pictures/2000000C0000177300000FA3B637ABD8.svm" xlink:type="simple" xlink:show="embed" xlink:actuate="onLoad">
            <text:p/>
          </draw:image>
        </draw:frame>
        <draw:frame draw:style-name="gr28" draw:text-style-name="P1" draw:layer="layout" svg:width="6cm" svg:height="4cm" svg:x="89cm" svg:y="66cm">
          <draw:image xlink:href="Pictures/2000000C0000177300000FA3B637ABD8.svm" xlink:type="simple" xlink:show="embed" xlink:actuate="onLoad">
            <text:p/>
          </draw:image>
        </draw:frame>
        <draw:frame draw:style-name="gr34" draw:text-style-name="P1" draw:layer="layout" svg:width="6cm" svg:height="4cm" svg:x="110cm" svg:y="66cm">
          <draw:image xlink:href="Pictures/2000000C0000177300000FA3B637ABD8.svm" xlink:type="simple" xlink:show="embed" xlink:actuate="onLoad">
            <text:p/>
          </draw:image>
        </draw:frame>
      </draw:page>
      <draw:page draw:name="page10" draw:style-name="dp1" draw:master-page-name="Обычный">
        <draw:custom-shape draw:style-name="gr3" draw:text-style-name="P1" draw:layer="layout" svg:width="4.5cm" svg:height="9cm" svg:x="118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5cm" svg:height="9cm" svg:x="123.5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2cm" svg:height="42cm" svg:x="54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118cm" svg:y="61cm" svg:viewBox="0 0 10000 10000" svg:d="m0 0h10000v9000c0 567-433 1000-1000 1000h-8000c-567 0-1000-433-1000-1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path draw:style-name="gr31" draw:text-style-name="P1" draw:layer="layout" svg:width="3.5cm" svg:height="1.75cm" svg:x="118.5cm" svg:y="36.625cm" svg:viewBox="0 0 3501 1751" svg:d="m3501 1751h-3501l1751-1751zm0 0zm-3501 0z">
          <text:p/>
        </draw:path>
        <draw:g>
          <draw:custom-shape draw:style-name="gr32" draw:text-style-name="P1" draw:layer="layout" svg:width="3.5cm" svg:height="0.583cm" svg:x="124cm" svg:y="38.333cm">
            <text:p/>
            <draw:enhanced-geometry svg:viewBox="0 0 21600 21600" draw:type="rectangle" draw:enhanced-path="M 0 0 L 21600 0 21600 21600 0 21600 0 0 Z N"/>
          </draw:custom-shape>
          <draw:path draw:style-name="gr31" draw:text-style-name="P1" draw:layer="layout" svg:width="3.5cm" svg:height="1.75cm" svg:x="124cm" svg:y="36.084cm" svg:viewBox="0 0 3501 1751" svg:d="m3501 1751h-3501l1751-1751zm0 0zm-3501 0z">
            <text:p/>
          </draw:path>
        </draw:g>
        <draw:custom-shape draw:style-name="gr3" draw:text-style-name="P1" draw:layer="layout" svg:width="4.5cm" svg:height="9cm" svg:x="118cm" svg:y="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5cm" svg:height="9cm" svg:x="123.5cm" svg:y="51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Проигрыватель" draw:style-name="dp1" draw:master-page-name="Обычный">
        <draw:custom-shape draw:style-name="gr39" draw:text-style-name="P1" draw:layer="layout" svg:width="5cm" svg:height="5cm" svg:x="80.5cm" svg:y="46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path draw:style-name="gr2" draw:text-style-name="P1" draw:layer="layout" svg:width="7.72cm" svg:height="10.754cm" svg:x="80.5cm" svg:y="60.245cm" svg:viewBox="0 0 7721 10755" svg:d="m0 0c801 168 1637 255 2500 255 862 0 1696-87 2496-254l2725 10170c-1664 384-3412 584-5221 584-848 0-1682-44-2500-131z">
          <text:p/>
        </draw:path>
        <draw:path draw:style-name="gr2" draw:text-style-name="P1" draw:layer="layout" svg:width="20.072cm" svg:height="11.499cm" svg:x="53cm" svg:y="52.5cm" svg:viewBox="0 0 20073 11500" svg:d="m0 11500v-11500h19009c262 868 620 1688 1064 2447z">
          <text:p/>
        </draw:path>
        <draw:path draw:style-name="gr2" draw:text-style-name="P1" draw:layer="layout" svg:width="10.754cm" svg:height="7.719cm" svg:x="61cm" svg:y="43.78cm" svg:viewBox="0 0 10755 7720" svg:d="m133 7720c-89-818-133-1652-133-2500 0-1809 200-3556 583-5220l10171 2725c-167 799-254 1634-254 2495 0 863 87 1699 255 2500z">
          <text:p/>
        </draw:path>
        <draw:path draw:style-name="gr2" draw:text-style-name="P1" draw:layer="layout" svg:width="10.917cm" svg:height="7.163cm" svg:x="61.827cm" svg:y="38.371cm" svg:viewBox="0 0 10918 7164" svg:d="m0 4438c431-1564 1024-3050 1763-4438l9155 5286c-302 594-552 1222-746 1878z">
          <text:p/>
        </draw:path>
        <draw:path draw:style-name="gr2" draw:text-style-name="P1" draw:layer="layout" svg:width="12.702cm" svg:height="12.702cm" svg:x="64.082cm" svg:y="30.082cm" svg:viewBox="0 0 12703 12703" svg:d="m0 7418c1813-3062 4356-5605 7418-7418l5285 9152c-1442 897-2654 2109-3551 3551z">
          <text:p/>
        </draw:path>
        <draw:path draw:style-name="gr2" draw:text-style-name="P1" draw:layer="layout" svg:width="7.163cm" svg:height="10.917cm" svg:x="72.371cm" svg:y="27.827cm" svg:viewBox="0 0 7164 10918" svg:d="m7164 10172c-656 194-1284 444-1878 746l-5286-9155c1388-739 2874-1332 4438-1763z">
          <text:p/>
        </draw:path>
        <draw:path draw:style-name="gr2" draw:text-style-name="P1" draw:layer="layout" svg:width="10.44cm" svg:height="10.753cm" svg:x="77.78cm" svg:y="27cm" svg:viewBox="0 0 10441 10754" svg:d="m0 583c1664-383 3411-583 5220-583s3557 200 5221 584l-2725 10170c-800-167-1634-254-2496-254-861 0-1696 87-2495 254z">
          <text:p/>
        </draw:path>
        <draw:path draw:style-name="gr2" draw:text-style-name="P1" draw:layer="layout" svg:width="11.852cm" svg:height="12.631cm" svg:x="86.465cm" svg:y="57.541cm" svg:viewBox="0 0 11853 12632" svg:d="m0 2460c1660-494 3142-1341 4368-2460l7485 7486c-2512 2398-5621 4179-9127 5146z">
          <text:p/>
        </draw:path>
        <draw:path draw:style-name="gr2" draw:text-style-name="P1" draw:layer="layout" svg:width="12.632cm" svg:height="11.852cm" svg:x="91.54cm" svg:y="52.466cm" svg:viewBox="0 0 12633 11853" svg:d="m0 4368c1120-1226 1967-2708 2461-4368l10172 2726c-967 3506-2749 6615-5148 9127z">
          <text:p/>
        </draw:path>
        <draw:path draw:style-name="gr2" draw:text-style-name="P1" draw:layer="layout" svg:width="10.753cm" svg:height="10.442cm" svg:x="94.246cm" svg:y="43.779cm" svg:viewBox="0 0 10754 10443" svg:d="m0 7717c167-799 254-1634 254-2496s-87-1696-254-2496l10170-2725c384 1664 584 3411 584 5221s-200 3557-584 5222z">
          <text:p/>
        </draw:path>
        <draw:path draw:style-name="gr2" draw:text-style-name="P1" draw:layer="layout" svg:width="12.632cm" svg:height="11.853cm" svg:x="91.54cm" svg:y="33.681cm" svg:viewBox="0 0 12633 11854" svg:d="m2461 11854c-494-1660-1341-3143-2461-4369l7485-7485c2399 2512 4181 5621 5148 9128z">
          <text:p/>
        </draw:path>
        <draw:path draw:style-name="gr2" draw:text-style-name="P1" draw:layer="layout" svg:width="11.852cm" svg:height="12.631cm" svg:x="86.465cm" svg:y="27.827cm" svg:viewBox="0 0 11853 12632" svg:d="m4368 12632c-1226-1119-2708-1966-4368-2460l2726-10172c3506 967 6615 2749 9127 5147z">
          <text:p/>
        </draw:path>
        <draw:path draw:style-name="gr2" draw:text-style-name="P1" draw:layer="layout" svg:width="23.361cm" svg:height="15.276cm" svg:x="53cm" svg:y="55.723cm" svg:viewBox="0 0 23362 15277" svg:d="m0 15277v-6000l20571-9277c758 1082 1701 2018 2791 2766l-5362 12511z">
          <text:p/>
        </draw:path>
        <draw:path draw:style-name="gr2" draw:text-style-name="P1" draw:layer="layout" svg:width="7.499cm" svg:height="12.015cm" svg:x="72cm" svg:y="58.984cm" svg:viewBox="0 0 7500 12016" svg:d="m0 12016 5150-12016c732 418 1518 757 2350 1008v11008z">
          <text:p/>
        </draw:path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g>
          <draw:polygon draw:style-name="gr33" draw:text-style-name="P1" draw:layer="layout" svg:width="4.999cm" svg:height="4.999cm" svg:x="80.5cm" svg:y="46.5cm" svg:viewBox="0 0 5000 5000" draw:points="0,5000 5000,5000 5000,0 0,0">
            <text:p/>
          </draw:polygon>
          <draw:polygon draw:style-name="gr2" draw:text-style-name="P1" draw:layer="layout" svg:width="4.999cm" svg:height="4.999cm" svg:x="80.5cm" svg:y="40.5cm" svg:viewBox="0 0 5000 5000" draw:points="5000,0 5000,5000 0,5000 0,0">
            <text:p/>
          </draw:polygon>
          <draw:path draw:style-name="gr2" draw:text-style-name="P1" draw:layer="layout" svg:width="4.999cm" svg:height="1.499cm" svg:x="80.5cm" svg:y="38.5cm" svg:viewBox="0 0 5000 1500" svg:d="m0 1500v-1220c797-184 1633-280 2500-280s1703 96 2500 280v1220z">
            <text:p/>
          </draw:path>
          <draw:path draw:style-name="gr2" draw:text-style-name="P1" draw:layer="layout" svg:width="1.499cm" svg:height="4.999cm" svg:x="92cm" svg:y="46.5cm" svg:viewBox="0 0 1500 5000" svg:d="m0 0h1220c184 797 280 1633 280 2500s-96 1703-280 2500h-1220z">
            <text:p/>
          </draw:path>
          <draw:path draw:style-name="gr2" draw:text-style-name="P1" draw:layer="layout" svg:width="1.499cm" svg:height="4.999cm" svg:x="72.5cm" svg:y="46.5cm" svg:viewBox="0 0 1500 5000" svg:d="m1500 5000h-1220c-184-797-280-1633-280-2500s96-1703 280-2500h1220z">
            <text:p/>
          </draw:path>
          <draw:path draw:style-name="gr2" draw:text-style-name="P1" draw:layer="layout" svg:width="4.999cm" svg:height="1.499cm" svg:x="80.5cm" svg:y="58cm" svg:viewBox="0 0 5000 1500" svg:d="m5000 0v1220c-797 184-1633 280-2500 280s-1703-96-2500-280v-1220z">
            <text:p/>
          </draw:path>
          <draw:path draw:style-name="gr3" draw:text-style-name="P1" draw:layer="layout" svg:width="6.437cm" svg:height="6.437cm" svg:x="73.062cm" svg:y="39.062cm" svg:viewBox="0 0 6438 6438" svg:d="m6438 6438h-6438c1024-3059 3379-5414 6438-6438z">
            <text:p/>
          </draw:path>
          <draw:path draw:style-name="gr3" draw:text-style-name="P1" draw:layer="layout" svg:width="6.437cm" svg:height="6.437cm" svg:x="73.062cm" svg:y="52.5cm" svg:viewBox="0 0 6438 6438" svg:d="m6438 0v6438c-3059-1024-5414-3379-6438-6438z">
            <text:p/>
          </draw:path>
          <draw:path draw:style-name="gr3" draw:text-style-name="P1" draw:layer="layout" svg:width="6.437cm" svg:height="6.437cm" svg:x="86.5cm" svg:y="39.062cm" svg:viewBox="0 0 6438 6438" svg:d="m0 6438v-6438c3059 1024 5414 3379 6438 6438z">
            <text:p/>
          </draw:path>
          <draw:path draw:style-name="gr3" draw:text-style-name="P1" draw:layer="layout" svg:width="6.437cm" svg:height="6.437cm" svg:x="86.5cm" svg:y="52.5cm" svg:viewBox="0 0 6438 6438" svg:d="m0 0h6438c-1024 3059-3379 5414-6438 6438z">
            <text:p/>
          </draw:path>
          <draw:polygon draw:style-name="gr2" draw:text-style-name="P1" draw:layer="layout" svg:width="4.999cm" svg:height="4.999cm" svg:x="86.5cm" svg:y="46.5cm" svg:viewBox="0 0 5000 5000" draw:points="5000,0 5000,5000 0,5000 0,0">
            <text:p/>
          </draw:polygon>
          <draw:polygon draw:style-name="gr2" draw:text-style-name="P1" draw:layer="layout" svg:width="4.999cm" svg:height="4.999cm" svg:x="74.5cm" svg:y="46.5cm" svg:viewBox="0 0 5000 5000" draw:points="5000,0 5000,5000 0,5000 0,0">
            <text:p/>
          </draw:polygon>
          <draw:polygon draw:style-name="gr2" draw:text-style-name="P1" draw:layer="layout" svg:width="4.999cm" svg:height="4.999cm" svg:x="80.5cm" svg:y="52.5cm" svg:viewBox="0 0 5000 5000" draw:points="5000,0 5000,5000 0,5000 0,0">
            <text:p/>
          </draw:polygon>
        </draw:g>
        <draw:custom-shape draw:style-name="gr39" draw:text-style-name="P1" draw:layer="layout" svg:width="21cm" svg:height="21cm" svg:x="106cm" svg:y="2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21cm" svg:height="20cm" svg:x="106cm" svg:y="50cm">
          <text:p/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Обычный">
        <draw:path draw:style-name="gr35" draw:text-style-name="P1" draw:layer="layout" svg:width="11.999cm" svg:height="0.799cm" svg:x="64cm" svg:y="29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66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3cm" svg:x="68.5cm" svg:y="4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65cm" svg:y="43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9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6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2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6" draw:text-style-name="P1" draw:layer="layout" svg:width="4cm" svg:height="0.8cm" svg:x="68cm" svg:y="2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7" draw:text-style-name="P1" draw:layer="layout" svg:width="11.999cm" svg:height="4.999cm" svg:x="64cm" svg:y="46.5cm" svg:viewBox="0 0 12000 5000" svg:d="m4655 4000c351 312 818 498 1344 498s993-186 1343-498h4658v166c0 417-417 834-834 834h-10333c-417 0-833-417-833-834v-166zm2690-3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64.5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65.6cm" svg:y="47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66.5cm" svg:y="47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74.5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74.1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73.661cm" svg:y="47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1.6cm" svg:y="47.7cm" svg:viewBox="0 0 1961 2600" svg:d="m461 1299c0 504-171 955-461 1301h1961v-2600h-1960c289 345 460 796 460 1299z">
          <text:p/>
        </draw:path>
        <draw:polygon draw:style-name="gr35" draw:text-style-name="P1" draw:layer="layout" svg:width="9.532cm" svg:height="0.399cm" svg:x="65.233cm" svg:y="31.6cm" svg:viewBox="0 0 9533 400" draw:points="9533,0 9267,400 267,400 0,0">
          <text:p/>
        </draw:polygon>
        <draw:polygon draw:style-name="gr35" draw:text-style-name="P1" draw:layer="layout" svg:width="11.666cm" svg:height="0.799cm" svg:x="64.167cm" svg:y="30cm" svg:viewBox="0 0 11667 800" draw:points="533,800 0,0 11667,0 11134,800">
          <text:p/>
        </draw:polygon>
        <draw:polygon draw:style-name="gr35" draw:text-style-name="P1" draw:layer="layout" svg:width="10.332cm" svg:height="0.399cm" svg:x="64.833cm" svg:y="31cm" svg:viewBox="0 0 10333 400" draw:points="266,400 0,0 10333,0 10067,400">
          <text:p/>
        </draw:polygon>
        <draw:path draw:style-name="gr5" draw:text-style-name="P1" draw:layer="layout" svg:width="9.999cm" svg:height="2.999cm" svg:x="65cm" svg:y="52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55.5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59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62.5cm" svg:viewBox="0 0 10000 3000" svg:d="m6000 0h-2000v3000h2000zm500 3000h2000c850 0 1500-650 1500-1500s-650-1500-1500-1500h-2000zm-3000-3000h-2000c-850 0-1500 650-1500 1500s650 1500 1500 1500h2000z">
          <text:p/>
        </draw:path>
        <draw:custom-shape draw:style-name="gr36" draw:text-style-name="P1" draw:layer="layout" svg:width="4cm" svg:height="0.8cm" svg:x="68cm" svg:y="69.2cm">
          <text:p/>
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5" draw:text-style-name="P1" draw:layer="layout" svg:width="11.999cm" svg:height="0.799cm" svg:x="64cm" svg:y="68.2cm" svg:viewBox="0 0 12000 800" svg:d="m443 800h11113c222 0 444-200 444-400v0c0-199-222-400-444-400h-11113c-222 0-443 201-443 400v0c0 200 221 400 443 400z">
          <text:p/>
        </draw:path>
        <draw:polygon draw:style-name="gr35" draw:text-style-name="P1" draw:layer="layout" svg:width="9.532cm" svg:height="0.399cm" svg:x="65.233cm" svg:y="66cm" svg:viewBox="0 0 9533 400" draw:points="9533,400 9267,0 267,0 0,400">
          <text:p/>
        </draw:polygon>
        <draw:polygon draw:style-name="gr35" draw:text-style-name="P1" draw:layer="layout" svg:width="11.666cm" svg:height="0.799cm" svg:x="64.167cm" svg:y="67.2cm" svg:viewBox="0 0 11667 800" draw:points="533,0 0,800 11667,800 11134,0">
          <text:p/>
        </draw:polygon>
        <draw:polygon draw:style-name="gr35" draw:text-style-name="P1" draw:layer="layout" svg:width="10.332cm" svg:height="0.399cm" svg:x="64.833cm" svg:y="66.6cm" svg:viewBox="0 0 10333 400" draw:points="266,0 0,400 10333,400 10067,0">
          <text:p/>
        </draw:polygon>
        <draw:path draw:style-name="gr35" draw:text-style-name="P1" draw:layer="layout" svg:width="11.999cm" svg:height="0.799cm" svg:x="80cm" svg:y="29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82cm" svg:y="47.7cm">
          <text:p/>
          <draw:enhanced-geometry svg:viewBox="0 0 21600 21600" draw:type="rectangle" draw:enhanced-path="M 0 0 L 21600 0 21600 21600 0 21600 0 0 Z N"/>
        </draw:custom-shape>
        <draw:path draw:style-name="gr37" draw:text-style-name="P1" draw:layer="layout" svg:width="11.999cm" svg:height="0.999cm" svg:x="80cm" svg:y="50.5cm" svg:viewBox="0 0 12000 1000" svg:d="m4655 0c351 312 818 498 1344 498s993-186 1343-498h4658v166c0 417-417 834-834 834h-10333c-417 0-833-417-833-834v-166z">
          <text:p/>
        </draw:path>
        <draw:path draw:style-name="gr37" draw:text-style-name="P1" draw:layer="layout" svg:width="11.999cm" svg:height="0.999cm" svg:x="80cm" svg:y="46.5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80.5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81.6cm" svg:y="47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82.5cm" svg:y="47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90.5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90.1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89.661cm" svg:y="47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87.6cm" svg:y="47.7cm" svg:viewBox="0 0 1961 2600" svg:d="m461 1299c0 504-171 955-461 1301h1961v-2600h-1960c289 345 460 796 460 1299z">
          <text:p/>
        </draw:path>
        <draw:polygon draw:style-name="gr35" draw:text-style-name="P1" draw:layer="layout" svg:width="9.532cm" svg:height="0.399cm" svg:x="81.233cm" svg:y="31.6cm" svg:viewBox="0 0 9533 400" draw:points="9533,0 9267,400 267,400 0,0">
          <text:p/>
        </draw:polygon>
        <draw:polygon draw:style-name="gr35" draw:text-style-name="P1" draw:layer="layout" svg:width="11.666cm" svg:height="0.799cm" svg:x="80.167cm" svg:y="30cm" svg:viewBox="0 0 11667 800" draw:points="533,800 0,0 11667,0 11134,800">
          <text:p/>
        </draw:polygon>
        <draw:polygon draw:style-name="gr35" draw:text-style-name="P1" draw:layer="layout" svg:width="10.332cm" svg:height="0.399cm" svg:x="80.833cm" svg:y="31cm" svg:viewBox="0 0 10333 400" draw:points="266,400 0,0 10333,0 10067,400">
          <text:p/>
        </draw:polygon>
        <draw:path draw:style-name="gr35" draw:text-style-name="P1" draw:layer="layout" svg:width="11.999cm" svg:height="0.799cm" svg:x="80cm" svg:y="68.2cm" svg:viewBox="0 0 12000 800" svg:d="m443 800h11113c222 0 444-200 444-400v0c0-199-222-400-444-400h-11113c-222 0-443 201-443 400v0c0 200 221 400 443 400z">
          <text:p/>
        </draw:path>
        <draw:polygon draw:style-name="gr35" draw:text-style-name="P1" draw:layer="layout" svg:width="9.532cm" svg:height="0.399cm" svg:x="81.233cm" svg:y="66cm" svg:viewBox="0 0 9533 400" draw:points="9533,400 9267,0 267,0 0,400">
          <text:p/>
        </draw:polygon>
        <draw:polygon draw:style-name="gr35" draw:text-style-name="P1" draw:layer="layout" svg:width="11.666cm" svg:height="0.799cm" svg:x="80.167cm" svg:y="67.2cm" svg:viewBox="0 0 11667 800" draw:points="533,0 0,800 11667,800 11134,0">
          <text:p/>
        </draw:polygon>
        <draw:polygon draw:style-name="gr35" draw:text-style-name="P1" draw:layer="layout" svg:width="10.332cm" svg:height="0.399cm" svg:x="80.833cm" svg:y="66.6cm" svg:viewBox="0 0 10333 400" draw:points="266,0 0,400 10333,400 10067,0">
          <text:p/>
        </draw:polygon>
        <draw:custom-shape draw:style-name="gr4" draw:text-style-name="P1" draw:layer="layout" svg:width="3cm" svg:height="3cm" svg:x="103.5cm" svg:y="4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100cm" svg:y="43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9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6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2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6" draw:text-style-name="P1" draw:layer="layout" svg:width="4cm" svg:height="0.8cm" svg:x="103cm" svg:y="2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" draw:text-style-name="P1" draw:layer="layout" svg:width="9.999cm" svg:height="2.999cm" svg:x="100cm" svg:y="52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55.5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59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62.5cm" svg:viewBox="0 0 10000 3000" svg:d="m6000 0h-2000v3000h2000zm500 3000h2000c850 0 1500-650 1500-1500s-650-1500-1500-1500h-2000zm-3000-3000h-2000c-850 0-1500 650-1500 1500s650 1500 1500 1500h2000z">
          <text:p/>
        </draw:path>
        <draw:custom-shape draw:style-name="gr36" draw:text-style-name="P1" draw:layer="layout" svg:width="4cm" svg:height="0.8cm" svg:x="103cm" svg:y="69.2cm">
          <text:p/>
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4cm" svg:height="2.6cm" svg:x="2cm" svg:y="1.2cm">
          <text:p/>
          <draw:enhanced-geometry svg:viewBox="0 0 21600 21600" draw:type="rectangle" draw:enhanced-path="M 0 0 L 21600 0 21600 21600 0 21600 0 0 Z N"/>
        </draw:custom-shape>
        <draw:path draw:style-name="gr37" draw:text-style-name="P1" draw:layer="layout" svg:width="11.999cm" svg:height="0.999cm" svg:x="0cm" svg:y="4cm" svg:viewBox="0 0 12000 1000" svg:d="m4655 0c351 312 818 498 1344 498s993-186 1343-498h4658v166c0 417-417 834-834 834h-10333c-417 0-833-417-833-834v-166z">
          <text:p/>
        </draw:path>
        <draw:path draw:style-name="gr37" draw:text-style-name="P1" draw:layer="layout" svg:width="11.999cm" svg:height="0.999cm" svg:x="0cm" svg:y="0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0.5cm" svg:y="1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1.6cm" svg:y="1.2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2.5cm" svg:y="1.2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10.561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10.161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9.661cm" svg:y="1.2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.6cm" svg:y="1.2cm" svg:viewBox="0 0 1961 2600" svg:d="m461 1299c0 504-171 955-461 1301h1961v-2600h-1960c289 345 460 796 460 1299z">
          <text:p/>
        </draw:path>
        <draw:path draw:style-name="gr35" draw:text-style-name="P1" draw:layer="layout" svg:width="11.999cm" svg:height="0.799cm" svg:x="0cm" svg:y="10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2cm" svg:y="28.7cm">
          <text:p/>
          <draw:enhanced-geometry svg:viewBox="0 0 21600 21600" draw:type="rectangle" draw:enhanced-path="M 0 0 L 21600 0 21600 21600 0 21600 0 0 Z N"/>
        </draw:custom-shape>
        <draw:path draw:style-name="gr37" draw:text-style-name="P1" draw:layer="layout" svg:width="11.999cm" svg:height="0.999cm" svg:x="0cm" svg:y="31.5cm" svg:viewBox="0 0 12000 1000" svg:d="m4655 0c351 312 818 498 1344 498s993-186 1343-498h4658v166c0 417-417 834-834 834h-10333c-417 0-833-417-833-834v-166z">
          <text:p/>
        </draw:path>
        <draw:path draw:style-name="gr37" draw:text-style-name="P1" draw:layer="layout" svg:width="11.999cm" svg:height="0.999cm" svg:x="0cm" svg:y="27.5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0.5cm" svg:y="28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1.6cm" svg:y="28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2.5cm" svg:y="28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10.561cm" svg:y="28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10.161cm" svg:y="28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9.661cm" svg:y="28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.6cm" svg:y="28.7cm" svg:viewBox="0 0 1961 2600" svg:d="m461 1299c0 504-171 955-461 1301h1961v-2600h-1960c289 345 460 796 460 1299z">
          <text:p/>
        </draw:path>
        <draw:polygon draw:style-name="gr35" draw:text-style-name="P1" draw:layer="layout" svg:width="9.532cm" svg:height="0.399cm" svg:x="1.233cm" svg:y="12.6cm" svg:viewBox="0 0 9533 400" draw:points="9533,0 9267,400 267,400 0,0">
          <text:p/>
        </draw:polygon>
        <draw:polygon draw:style-name="gr35" draw:text-style-name="P1" draw:layer="layout" svg:width="11.666cm" svg:height="0.799cm" svg:x="0.167cm" svg:y="11cm" svg:viewBox="0 0 11667 800" draw:points="533,800 0,0 11667,0 11134,800">
          <text:p/>
        </draw:polygon>
        <draw:polygon draw:style-name="gr35" draw:text-style-name="P1" draw:layer="layout" svg:width="10.332cm" svg:height="0.399cm" svg:x="0.833cm" svg:y="12cm" svg:viewBox="0 0 10333 400" draw:points="266,400 0,0 10333,0 10067,400">
          <text:p/>
        </draw:polygon>
        <draw:path draw:style-name="gr35" draw:text-style-name="P1" draw:layer="layout" svg:width="11.999cm" svg:height="0.799cm" svg:x="0cm" svg:y="49.2cm" svg:viewBox="0 0 12000 800" svg:d="m443 800h11113c222 0 444-200 444-400v0c0-199-222-400-444-400h-11113c-222 0-443 201-443 400v0c0 200 221 400 443 400z">
          <text:p/>
        </draw:path>
        <draw:polygon draw:style-name="gr35" draw:text-style-name="P1" draw:layer="layout" svg:width="9.532cm" svg:height="0.399cm" svg:x="1.233cm" svg:y="47cm" svg:viewBox="0 0 9533 400" draw:points="9533,400 9267,0 267,0 0,400">
          <text:p/>
        </draw:polygon>
        <draw:polygon draw:style-name="gr35" draw:text-style-name="P1" draw:layer="layout" svg:width="11.666cm" svg:height="0.799cm" svg:x="0.167cm" svg:y="48.2cm" svg:viewBox="0 0 11667 800" draw:points="533,0 0,800 11667,800 11134,0">
          <text:p/>
        </draw:polygon>
        <draw:polygon draw:style-name="gr35" draw:text-style-name="P1" draw:layer="layout" svg:width="10.332cm" svg:height="0.399cm" svg:x="0.833cm" svg:y="47.6cm" svg:viewBox="0 0 10333 400" draw:points="266,0 0,400 10333,400 10067,0">
          <text:p/>
        </draw:polygon>
        <draw:custom-shape draw:style-name="gr4" draw:text-style-name="P1" draw:layer="layout" svg:width="3cm" svg:height="3cm" svg:x="4.5cm" svg:y="2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1cm" svg:y="24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20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17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13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6" draw:text-style-name="P1" draw:layer="layout" svg:width="4cm" svg:height="0.8cm" svg:x="4cm" svg:y="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gradient draw:name="Красно-Зелёный" draw:style="linear" draw:start-color="#ff3333" draw:end-color="#99ff66" draw:start-intensity="85%" draw:end-intensity="85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 draw:show-unit="tru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opacity="100%" draw:shadow-opacity="100%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 draw:fill-gradient-name="Gradient_20_7" draw:fill-hatch-name="Hatching_20_1" draw:fill-image-name="Bitmape_20_1" draw:opacity="50%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8cm" fo:page-height="76.8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8T18:05:28.287000000</meta:creation-date>
    <dc:date>2013-10-24T10:16:38.636000000</dc:date>
    <meta:editing-duration>P4DT6H41M8S</meta:editing-duration>
    <meta:editing-cycles>442</meta:editing-cycles>
    <meta:generator>LibreOffice/4.1.1.2$Windows_x86 LibreOffice_project/7e4286b58adc75a14f6d83f53a03b6c11fa2903</meta:generator>
    <meta:document-statistic meta:object-count="1137"/>
  </office:meta>
</office:document-meta>
</file>